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205b72" officeooo:paragraph-rsid="00205b72"/>
    </style:style>
    <style:style style:name="P6" style:family="paragraph" style:parent-style-name="Standard">
      <style:paragraph-properties fo:text-align="start" style:justify-single-word="false"/>
      <style:text-properties officeooo:rsid="00205b72" officeooo:paragraph-rsid="00205b7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5b72" officeooo:paragraph-rsid="00205b72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05b72" officeooo:paragraph-rsid="00205b72"/>
    </style:style>
    <style:style style:name="P9" style:family="paragraph" style:parent-style-name="Standard">
      <style:paragraph-properties fo:text-align="start" style:justify-single-word="false"/>
      <style:text-properties fo:font-weight="bold" officeooo:rsid="00205b72" officeooo:paragraph-rsid="00205b72" style:font-weight-asian="bold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05b72" officeooo:paragraph-rsid="00205b72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officeooo:rsid="00205b72" officeooo:paragraph-rsid="00205b72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font-style="normal" style:text-underline-style="none" fo:font-weight="bold" officeooo:rsid="00205b72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Bloco 6</text:h>
      <text:h text:style-name="P4" text:outline-level="3">Dia 3 – Introdução – CSS Flexbox</text:h>
      <text:p text:style-name="P3"/>
      <text:p text:style-name="P5"/>
      <text:p text:style-name="P9">O que vamos aprender?</text:p>
      <text:p text:style-name="P9"/>
      <text:p text:style-name="P6">Você vai aprender sobre <text:span text:style-name="T6">CSS Flexbox</text:span> .</text:p>
      <text:p text:style-name="P6"/>
      <text:p text:style-name="P6">Desenvolver páginas web responsivas é uma tarefa muito importante, pois as pessoas acessam a Internet através de vários dispositivos com telas de diferentes tamanhos.</text:p>
      <text:p text:style-name="P6"/>
      <text:p text:style-name="P6">Uma das abordagens para criar páginas responsivas é dividir a página em segmentos lógicos, usando cálculos baseados em porcentagem e, em seguida, ajustando os elementos para caberem nesse espaço definido.</text:p>
      <text:p text:style-name="P6"/>
      <text:p text:style-name="P6">Infelizmente, a prática não é tão simples quanto descrito acima. Isso acontece porque os elementos não se assentam por padrão, próximos um do outro, como gostaríamos - pelo menos não os que têm a propriedade <text:span text:style-name="T7">display</text:span> configurada para ser <text:span text:style-name="T7">block</text:span> . Um outro problema comum é, depois de tudo configurado, a adição de margens e definição da propriedade <text:span text:style-name="T7">float</text:span> voltar a desconfigurar toda a estrutura inicialmente proposta.</text:p>
      <text:p text:style-name="P6"/>
      <text:p text:style-name="P6">Como descrito acima, criar páginas responsivas utilizando float e posicionamento é um trabalho complicado.</text:p>
      <text:p text:style-name="P6"/>
      <text:p text:style-name="P6">Para tornar esse trabalho mais fácil, você irá aprender a utilizar o <text:span text:style-name="T6">CSS Flexbox</text:span> , que é um módulo de layout que torna fácil o desenvolvimento de estruturas responsivas.</text:p>
      <text:p text:style-name="P6"/>
      <text:p text:style-name="P6">Para isso, dividimos o conteúdo em duas partes:</text:p>
      <text:p text:style-name="P6"/>
      <text:list xml:id="list1492638657" text:style-name="L1">
        <text:list-item>
          <text:p text:style-name="P7">Primeiro você aprenderá sobre as propriedades <text:span text:style-name="T8">flex-direction , flex-wrap , flex-flow , reverse , justify-content , align-items e align-content </text:span>. Todas essas propriedades serão aplicadas em containers .</text:p>
          <text:p text:style-name="P7"/>
        </text:list-item>
      </text:list>
      <text:list xml:id="list37066685" text:style-name="L2">
        <text:list-item>
          <text:list>
            <text:list-item>
              <text:p text:style-name="P11">CSS Flexbox - parte I</text:p>
              <text:p text:style-name="P8"/>
            </text:list-item>
          </text:list>
        </text:list-item>
      </text:list>
      <text:list xml:id="list95021819628413" text:continue-list="list1492638657" text:style-name="L1">
        <text:list-item>
          <text:p text:style-name="P7">Agora, aprenderá sobre as propriedades <text:span text:style-name="T8">align-self , order , flex-grow , flex-shrink e flex-basis</text:span> . Também veremos como podemos trabalhar com <text:span text:style-name="T6">margins</text:span> no <text:span text:style-name="T6">Flexbox</text:span> . Essas propriedades serão aplicadas em items .</text:p>
          <text:p text:style-name="P7"/>
        </text:list-item>
      </text:list>
      <text:list xml:id="list2045857540" text:style-name="L3">
        <text:list-item>
          <text:list>
            <text:list-item>
              <text:p text:style-name="P12">CSS Flexbox - parte II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 que vamos aprender?</text:p>
      <text:p text:style-name="P1">Você vai aprender sobre CSS Flexbox Layout ( Flexible Box ). Flexbox é um módulo que visa fornecer uma maneira mais eficiente de organizar, alinhar e distribuir espaço entre os itens em um container , mesmo quando seu tamanho é desconhecido.</text:p>
      <text:p text:style-name="P1">Um container pode ser qualquer elemento HTML que contenha outros elementos, como, por exemplo, uma &lt;div&gt; ou &lt;section&gt; . Esse elemento pai é chamado de container , e os elementos filhos serão os itens.</text:p>
      <text:p text:style-name="P1">A ideia principal por trás do "layout flexível" é dar ao container a habilidade de alterar o tamanho ( width e height ) e a ordem dos itens para melhor ocupar o espaço disponível. Essa habilidade nos permite acomodar uma página em todos os tipos de dispositivos e tamanhos de tel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officeooo:rsid="00205b72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/></text:span><text:span text:style-name="MT4">6.3</text:span><text:span text:style-name="MT3"> <text:s text:c="2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17T09:50:20.153395957</dc:date>
    <meta:editing-duration>PT32M5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20" meta:word-count="400" meta:character-count="2512" meta:non-whitespace-character-count="2060"/>
  </office:meta>
</office:document-meta>
</file>